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1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f_wRwvEFHYuTfiYplQvjxDgQzPGyeBOFbroQ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3:04:36.731180299</meta:creation-date>
    <dc:date>2026-01-14T13:12:42.688372093</dc:date>
    <meta:editing-duration>PT8M5S</meta:editing-duration>
    <meta:editing-cycles>3</meta:editing-cycles>
    <meta:generator>LibreOffice/24.2.7.2$Linux_AARCH64 LibreOffice_project/420$Build-2</meta:generator>
    <meta:document-statistic meta:table-count="0" meta:image-count="0" meta:object-count="0" meta:page-count="1" meta:paragraph-count="1" meta:word-count="1" meta:character-count="37" meta:non-whitespace-character-count="37"/>
  </office:meta>
</office:document-meta>
</file>